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paragraph-rsid="000fd76f" style:font-weight-asian="bold" style:font-weight-complex="bold"/>
    </style:style>
    <style:style style:name="P2" style:family="paragraph" style:parent-style-name="Standard">
      <style:paragraph-properties fo:text-align="justify" style:justify-single-word="false"/>
      <style:text-properties fo:font-weight="normal" officeooo:paragraph-rsid="00110512" style:font-weight-asian="normal" style:font-weight-complex="normal"/>
    </style:style>
    <style:style style:name="P3" style:family="paragraph" style:parent-style-name="Standard">
      <style:paragraph-properties fo:text-align="justify" style:justify-single-word="false"/>
      <style:text-properties fo:font-weight="normal" officeooo:rsid="000fd76f" officeooo:paragraph-rsid="000fd76f" style:font-weight-asian="normal" style:font-weight-complex="normal"/>
    </style:style>
    <style:style style:name="P4" style:family="paragraph" style:parent-style-name="Standard">
      <style:paragraph-properties fo:text-align="justify" style:justify-single-word="false"/>
      <style:text-properties fo:font-weight="normal" officeooo:rsid="00110512" officeooo:paragraph-rsid="00110512" style:font-weight-asian="normal" style:font-weight-complex="normal"/>
    </style:style>
    <style:style style:name="P5" style:family="paragraph" style:parent-style-name="Standard">
      <style:paragraph-properties fo:text-align="justify" style:justify-single-word="false"/>
      <style:text-properties style:use-window-font-color="true" style:font-name="Liberation Serif" fo:font-size="12pt" fo:font-weight="bold" officeooo:paragraph-rsid="000fd76f"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use-window-font-color="true" style:font-name="Liberation Serif" fo:font-size="12pt" fo:font-weight="bold" officeooo:paragraph-rsid="000fd76f" style:font-size-asian="12pt" style:font-size-complex="12pt"/>
    </style:style>
    <style:style style:name="P7" style:family="paragraph" style:parent-style-name="Standard">
      <style:paragraph-properties fo:text-align="justify" style:justify-single-word="false"/>
      <style:text-properties style:use-window-font-color="true" style:font-name="Liberation Serif" fo:font-size="12pt" officeooo:paragraph-rsid="000fd76f" style:font-size-asian="12pt" style:font-size-complex="12pt"/>
    </style:style>
    <style:style style:name="P8"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officeooo:paragraph-rsid="00110512"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variant="normal" fo:text-transform="none" style:use-window-font-color="true" style:font-name="Liberation Serif" fo:font-size="12pt" fo:letter-spacing="normal" fo:font-style="normal" fo:font-weight="normal" officeooo:rsid="000fd76f" officeooo:paragraph-rsid="000fd76f"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paragraph-rsid="000fd76f" style:text-blinking="false" style:font-size-asian="12pt" style:font-size-complex="12pt"/>
    </style:style>
    <style:style style:name="P1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00fd76f" style:text-blinking="false" fo:background-color="transparent"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weight="bold" officeooo:paragraph-rsid="000fd76f" style:font-weight-asian="bold" style:font-weight-complex="bold"/>
    </style:style>
    <style:style style:name="P13" style:family="paragraph" style:parent-style-name="Standard">
      <style:paragraph-properties fo:text-align="justify" style:justify-single-word="false"/>
      <style:text-properties fo:font-weight="normal" officeooo:paragraph-rsid="000fd76f" style:font-weight-asian="normal" style:font-weight-complex="normal"/>
    </style:style>
    <style:style style:name="P14" style:family="paragraph" style:parent-style-name="Standard">
      <style:paragraph-properties fo:text-align="justify" style:justify-single-word="false"/>
      <style:text-properties fo:font-weight="normal" officeooo:rsid="001482d2" officeooo:paragraph-rsid="001482d2" style:font-weight-asian="normal" style:font-weight-complex="normal"/>
    </style:style>
    <style:style style:name="T1" style:family="text">
      <style:text-properties officeooo:rsid="000fd76f"/>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fd76f"/>
    </style:style>
    <style:style style:name="T4" style:family="text">
      <style:text-properties fo:font-variant="normal" fo:text-transform="none" fo:letter-spacing="normal" fo:font-style="normal" fo:font-weight="normal" officeooo:rsid="000fd76f" style:font-weight-asian="bold" style:font-weight-complex="bold"/>
    </style:style>
    <style:style style:name="T5" style:family="text">
      <style:text-properties fo:font-variant="normal" fo:text-transform="none" style:text-line-through-style="none" style:text-line-through-type="none" fo:letter-spacing="normal" fo:font-style="normal" style:text-underline-style="none" fo:font-weight="normal" style:text-blinking="false"/>
    </style:style>
    <style:style style:name="T6" style:family="text">
      <style:text-properties officeooo:rsid="00110512"/>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6</text:span>.1 . Comenta qué se entiende por software libre considerando aspectos cómo: gratuidad, código fuente, uso comercial.</text:p>
      <text:p text:style-name="P3">-Es aquel que permite usar, modificar y distribuir libremente un software y tener acceso a su codigo fuente.</text:p>
      <text:p text:style-name="P3">-Aunque por lo general son gratuitos no es obligatorio.</text:p>
      <text:p text:style-name="P1"/>
      <text:p text:style-name="P1"><text:span text:style-name="T1">6</text:span>.2 . Lista al menos tres ventajas e inconvenientes de los productos de pago respecto a los libres.</text:p>
      <text:p text:style-name="P3">Ventajas:</text:p>
      <text:p text:style-name="P3">- Se destina una parte importante de los recursos a la investigación sobre la usabilidad del producto.</text:p>
      <text:p text:style-name="P5">- <text:span text:style-name="T3">El software propietario de marca conocida ha sido usado por muchas personas y es relativamente fácil encontrar a alguien que lo sepa usar.</text:span></text:p>
      <text:p text:style-name="P6"><text:span text:style-name="T4">- </text:span><text:span text:style-name="T2">Las compañías productoras de software propietario, por lo general, tienen departamentos de control de calidad que llevan a cabo muchas pruebas sobre el software que producen.</text:span></text:p>
      <text:p text:style-name="P9">Desventajas:</text:p>
      <text:p text:style-name="P6"><text:span text:style-name="T4">- </text:span><text:span text:style-name="T2">Es difícil aprender a utilizar eficientemente el software propietario sin haber asistido a costosos cursos de capacitación.</text:span></text:p>
      <text:p text:style-name="P6"><text:span text:style-name="T4">- </text:span><text:span text:style-name="T2">En la mayoría de los casos el soporte técnico es insuficiente o tarda demasiado tiempo en ofrecer una respuesta satisfactoria.</text:span></text:p>
      <text:p text:style-name="P7"><text:span text:style-name="T4">- </text:span><text:span text:style-name="T5">Es ilegal hacer copias del software propietario sin antes haber contratado las licencias necesarias.</text:span></text:p>
      <text:p text:style-name="P10"/>
      <text:p text:style-name="P1"><text:span text:style-name="T1">6</text:span>.3 . ¿Qué tiene que ver la administración SGBD con el diseño de la base de datos?</text:p>
      <text:p text:style-name="P4">Para una correcta administración de una base de datos debe a ver sido diseñada correctamente y sin incoherencias para evitar errores posteriormente por parte de la administración de la base de datos, por ejemplo sobreescribimiento de datos.</text:p>
      <text:p text:style-name="P1"/>
      <text:p text:style-name="P1"><text:span text:style-name="T1">6</text:span>.4 . Cita al menos tres ventajas de usar bases de datos frente a los tradicionales sistemas de ficheros.</text:p>
      <text:p text:style-name="P4">- Independencia de los datos respecto a los tratamientos y viceversa</text:p>
      <text:p text:style-name="P4">- Coherencia de los resultados.</text:p>
      <text:p text:style-name="P4">- Mejor disponibilidad de los datos para el conjunto, de los usuarios.</text:p>
      <text:p text:style-name="P1"/>
      <text:p text:style-name="P1"><text:span text:style-name="T1">6</text:span>.5 . Enumera al menos tres objetos típicos de una base de datos, indicando su función.</text:p>
      <text:p text:style-name="P2">- Tablas base</text:p>
      <text:p text:style-name="P2">- Vistas (tablas derivadas)</text:p>
      <text:p text:style-name="P2">- Consultas</text:p>
      <text:p text:style-name="P1"/>
      <text:p text:style-name="P1"><text:span text:style-name="T1">6</text:span>.6 . ¿Qué es una base de datos distribuida?</text:p>
      <text:p text:style-name="P11"><text:bookmark text:name="docs-internal-guid-b4aa5610-f5f5-86d9-8eff-f41f0786a849"/>Una base de datos distribuida es un conjunto de múltiples bases de datos lógicamente relacionadas, las cuales se encuentran distribuidas entre diferentes sitios interconectados por una red de comunicaciones, los cuales tienen la capacidad de procesamiento autónomo lo que indica que puede realizar operaciones locales o distribuidas.</text:p>
      <text:p text:style-name="P1"/>
      <text:p text:style-name="P1"><text:span text:style-name="T1">6</text:span>.7 . Indica resumidamente las fases involucradas en el desarrollo de una base de datos desde su concepción hasta su puesta en marcha.</text:p>
      <text:p text:style-name="P8">- <text:span text:style-name="T6">D</text:span>iseño</text:p>
      <text:p text:style-name="P8">- <text:span text:style-name="T6">P</text:span>resentación</text:p>
      <text:p text:style-name="P8"><text:span text:style-name="T6">- D</text:span>ocumentación</text:p>
      <text:p text:style-name="P8">- implementación</text:p>
      <text:p text:style-name="P8">- mantenimiento</text:p>
      <text:p text:style-name="P1"/>
      <text:p text:style-name="P1"/>
      <text:p text:style-name="P1"><text:soft-page-break/><text:span text:style-name="T1">6</text:span>.8 . ¿Para qué sirve un disparador en un SGBD?</text:p>
      <text:p text:style-name="P13">Un disparador define una acción que la base de datos debe llevar a cabo cuando se produce algún suceso relacionado con la misma. Los disparadores (triggers) pueden utilizarse para completar la integridad referencial, también para imponer reglas de negocio complejas o para auditar cambios en los datos.</text:p>
      <text:p text:style-name="P1"/>
      <text:p text:style-name="P1"><text:span text:style-name="T1">6</text:span>.9 . Eres administrador de bases de datos. Indica un problema que te pueda surgir en estos dos casos: una base de datos con miles de usuarios y centrada en consultas, cómo un buscador y otra de venta online con miles de usuarios y operaciones por segundo.</text:p>
      <text:p text:style-name="P1"/>
      <text:p text:style-name="P14">- Incongruencias en las bases de datos.</text:p>
      <text:p text:style-name="P14">- Saturación en la red de acceso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ON SERGIO</meta:initial-creator>
    <meta:creation-date>2015-09-22T18:24:05.304442251</meta:creation-date>
    <dc:date>2015-09-25T18:06:14.586914498</dc:date>
    <dc:creator>RAMON SERGIO</dc:creator>
    <meta:editing-duration>PT45M17S</meta:editing-duration>
    <meta:editing-cycles>3</meta:editing-cycles>
    <meta:generator>LibreOffice/4.2.8.2$Linux_X86_64 LibreOffice_project/420m0$Build-2</meta:generator>
    <meta:document-statistic meta:table-count="0" meta:image-count="0" meta:object-count="0" meta:page-count="2" meta:paragraph-count="35" meta:word-count="521" meta:character-count="3172" meta:non-whitespace-character-count="2686"/>
  </office:meta>
</office:document-meta>
</file>